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47.3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4.85mm"/>
    </style:style>
    <style:style style:name="co5" style:family="table-column">
      <style:table-column-properties fo:break-before="auto" style:column-width="35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 style:data-style-name="N104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 cost</text:p>
          </table:table-cell>
          <table:table-cell table:style-name="Default" office:value-type="string" calcext:value-type="string">
            <text:p>Total cost</text:p>
          </table:table-cell>
        </table:table-row>
        <table:table-row table:style-name="ro1">
          <table:table-cell office:value-type="string" calcext:value-type="string">
            <text:p>Filament extru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70" calcext:value-type="float">
            <text:p>1270</text:p>
          </table:table-cell>
          <table:table-cell table:formula="of:=[.D2]*[.C2]" office:value-type="currency" office:currency="CAD" office:value="1270" calcext:value-type="currency">
            <text:p>$1,270.00</text:p>
          </table:table-cell>
        </table:table-row>
        <table:table-row table:style-name="ro1">
          <table:table-cell office:value-type="string" calcext:value-type="string">
            <text:p>Filament win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formula="of:=[.D3]*[.C3]" office:value-type="currency" office:currency="CAD" office:value="300" calcext:value-type="currency">
            <text:p>$300.00</text:p>
          </table:table-cell>
        </table:table-row>
        <table:table-row table:style-name="ro1">
          <table:table-cell office:value-type="string" calcext:value-type="string">
            <text:p>Stepper drivers for 3D printers</text:p>
          </table:table-cell>
          <table:table-cell office:value-type="string" calcext:value-type="string">
            <text:p>4 per printer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D4]*[.C4]" office:value-type="currency" office:currency="CAD" office:value="1000" calcext:value-type="currency">
            <text:p>$1,000.00</text:p>
          </table:table-cell>
        </table:table-row>
        <table:table-row table:style-name="ro1">
          <table:table-cell office:value-type="string" calcext:value-type="string">
            <text:p>Motors for 3D printers</text:p>
          </table:table-cell>
          <table:table-cell office:value-type="string" calcext:value-type="string">
            <text:p>5 per printer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[.D5]*[.C5]" office:value-type="currency" office:currency="CAD" office:value="1000" calcext:value-type="currency">
            <text:p>$1,000.00</text:p>
          </table:table-cell>
        </table:table-row>
        <table:table-row table:style-name="ro1">
          <table:table-cell office:value-type="string" calcext:value-type="string">
            <text:p>3D printer parts</text:p>
          </table:table-cell>
          <table:table-cell table:style-name="ce3" office:value-type="string" calcext:value-type="string">
            <text:p><text:span text:style-name="T2">RAMPS control boards, heaters, extruders, heated beds, lead screws, belts, gears, bearings, fans,</text:span> etc.</text:p>
          </table:table-cell>
          <table:table-cell office:value-type="float" office:value="1" calcext:value-type="float">
            <text:p>1</text:p>
          </table:table-cell>
          <table:table-cell table:formula="of:=3880+1050" office:value-type="float" office:value="4930" calcext:value-type="float">
            <text:p>4930</text:p>
          </table:table-cell>
          <table:table-cell table:formula="of:=[.D6]*[.C6]" office:value-type="currency" office:currency="CAD" office:value="4930" calcext:value-type="currency">
            <text:p>$4,930.00</text:p>
          </table:table-cell>
        </table:table-row>
        <table:table-row table:style-name="ro1">
          <table:table-cell office:value-type="string" calcext:value-type="string">
            <text:p>Solar panel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formula="of:=[.D7]*[.C7]" office:value-type="currency" office:currency="CAD" office:value="1200" calcext:value-type="currency">
            <text:p>$1,200.00</text:p>
          </table:table-cell>
        </table:table-row>
        <table:table-row table:style-name="ro1">
          <table:table-cell office:value-type="string" calcext:value-type="string">
            <text:p>Additional solar energy system</text:p>
          </table:table-cell>
          <table:table-cell office:value-type="string" calcext:value-type="string">
            <text:p>Inverter, batteries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D8]*[.C8]" office:value-type="currency" office:currency="CAD" office:value="1000" calcext:value-type="currency">
            <text:p>$1,000.00</text:p>
          </table:table-cell>
        </table:table-row>
        <table:table-row table:style-name="ro1">
          <table:table-cell office:value-type="string" calcext:value-type="string">
            <text:p>Shelving, Enclos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formula="of:=[.D9]*[.C9]" office:value-type="currency" office:currency="CAD" office:value="150" calcext:value-type="currency">
            <text:p>$150.00</text:p>
          </table:table-cell>
        </table:table-row>
        <table:table-row table:style-name="ro1">
          <table:table-cell office:value-type="string" calcext:value-type="string">
            <text:p>Safety Equipm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table:formula="of:=[.D10]*[.C10]" office:value-type="currency" office:currency="CAD" office:value="350" calcext:value-type="currency">
            <text:p>$350.00</text:p>
          </table:table-cell>
        </table:table-row>
        <table:table-row table:style-name="ro1">
          <table:table-cell office:value-type="string" calcext:value-type="string">
            <text:p>Hazardous fume ventil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formula="of:=[.D11]*[.C11]" office:value-type="currency" office:currency="CAD" office:value="190" calcext:value-type="currency">
            <text:p>$190.00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formula="of:=SUM([.E2:.E11])" office:value-type="currency" office:currency="CAD" office:value="11390" calcext:value-type="currency">
            <text:p>$11,390.00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 cost</text:p>
          </table:table-cell>
          <table:table-cell table:style-name="Default" office:value-type="string" calcext:value-type="string">
            <text:p>Total cost</text:p>
          </table:table-cell>
        </table:table-row>
        <table:table-row table:style-name="ro1">
          <table:table-cell office:value-type="string" calcext:value-type="string">
            <text:p>3D printer construction materials </text:p>
          </table:table-cell>
          <table:table-cell office:value-type="string" calcext:value-type="string">
            <text:p>Wood, glue, paint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formula="of:=[.C16]*[.D16]" office:value-type="currency" office:currency="CAD" office:value="120" calcext:value-type="currency">
            <text:p>$120.00</text:p>
          </table:table-cell>
        </table:table-row>
        <table:table-row table:style-name="ro1">
          <table:table-cell office:value-type="string" calcext:value-type="string">
            <text:p>Plastic pellets</text:p>
          </table:table-cell>
          <table:table-cell office:value-type="string" calcext:value-type="string">
            <text:p>Chi Mei Polylac PA-757 ABS (25kg)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formula="of:=[.C17]*[.D17]" office:value-type="currency" office:currency="CAD" office:value="1920" calcext:value-type="currency">
            <text:p>$1,920.00</text:p>
          </table:table-cell>
        </table:table-row>
        <table:table-row table:style-name="ro1">
          <table:table-cell office:value-type="string" calcext:value-type="string">
            <text:p>Stethoscope packag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C18]*[.D18]" office:value-type="currency" office:currency="CAD" office:value="50" calcext:value-type="currency">
            <text:p>$50.00</text:p>
          </table:table-cell>
        </table:table-row>
        <table:table-row table:style-name="ro1">
          <table:table-cell office:value-type="string" calcext:value-type="string">
            <text:p>Tourniquet packag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C19]*[.D19]" office:value-type="currency" office:currency="CAD" office:value="100" calcext:value-type="currency">
            <text:p>$100.00</text:p>
          </table:table-cell>
        </table:table-row>
        <table:table-row table:style-name="ro1">
          <table:table-cell office:value-type="string" calcext:value-type="string">
            <text:p>international purchases (supplies)</text:p>
          </table:table-cell>
          <table:table-cell office:value-type="string" calcext:value-type="string">
            <text:p>bed sheets, teflon tube, temperature tape, NTC sensors, cnc bits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table:formula="of:=[.C20]*[.D20]" office:value-type="currency" office:currency="CAD" office:value="450" calcext:value-type="currency">
            <text:p>$450.00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formula="of:=SUM([.E16:.E20])" office:value-type="currency" office:currency="CAD" office:value="2640" calcext:value-type="currency">
            <text:p>$2,640.00</text:p>
          </table:table-cell>
        </table:table-row>
        <table:table-row table:style-name="ro1">
          <table:table-cell table:style-name="ce1" table:number-columns-repeated="5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/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Monthly unit cost</text:p>
          </table:table-cell>
          <table:table-cell table:style-name="ce2" office:value-type="string" calcext:value-type="string">
            <text:p>Total annual cost</text:p>
          </table:table-cell>
        </table:table-row>
        <table:table-row table:style-name="ro1">
          <table:table-cell office:value-type="string" calcext:value-type="string">
            <text:p>Engineering salar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formula="of:=[.D24]*[.C24]*12" office:value-type="currency" office:currency="CAD" office:value="24000" calcext:value-type="currency">
            <text:p>$24,000.00</text:p>
          </table:table-cell>
        </table:table-row>
        <table:table-row table:style-name="ro1">
          <table:table-cell office:value-type="string" calcext:value-type="string">
            <text:p>Support staff salar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formula="of:=[.D25]*[.C25]*12" office:value-type="currency" office:currency="CAD" office:value="6000" calcext:value-type="currency">
            <text:p>$6,000.00</text:p>
          </table:table-cell>
        </table:table-row>
        <table:table-row table:style-name="ro1">
          <table:table-cell office:value-type="string" calcext:value-type="string">
            <text:p>Short term staff salar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formula="of:=[.D26]*[.C26]*3" office:value-type="currency" office:currency="CAD" office:value="1500" calcext:value-type="currency">
            <office:annotation draw:style-name="gr1" draw:text-style-name="P2" svg:width="28.99mm" svg:height="21.76mm" svg:x="203.92mm" svg:y="97.88mm" draw:caption-point-x="-6.1mm" draw:caption-point-y="15.1mm">
              <dc:date>2018-05-09T00:00:00</dc:date>
              <text:p text:style-name="P1"><text:span text:style-name="T1">Note: only in office from March – May 2018</text:span></text:p>
              <text:p text:style-name="P1"><text:span text:style-name="T1"/></text:p>
            </office:annotation>
            <text:p>$1,500.00</text:p>
          </table:table-cell>
        </table:table-row>
        <table:table-row table:style-name="ro1">
          <table:table-cell office:value-type="string" calcext:value-type="string">
            <text:p>Social media ads/expens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27]*[.C27]*12" office:value-type="currency" office:currency="CAD" office:value="60" calcext:value-type="currency">
            <text:p>$60.00</text:p>
          </table:table-cell>
        </table:table-row>
        <table:table-row table:style-name="ro1">
          <table:table-cell office:value-type="string" calcext:value-type="string">
            <text:p>Maintenan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D28]*[.C28]*12" office:value-type="currency" office:currency="CAD" office:value="1200" calcext:value-type="currency">
            <text:p>$1,200.00</text:p>
          </table:table-cell>
        </table:table-row>
        <table:table-row table:style-name="ro1">
          <table:table-cell office:value-type="string" calcext:value-type="string">
            <text:p>Transport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D29]*[.C29]*12" office:value-type="currency" office:currency="CAD" office:value="600" calcext:value-type="currency">
            <text:p>$600.00</text:p>
          </table:table-cell>
        </table:table-row>
        <table:table-row table:style-name="ro1">
          <table:table-cell office:value-type="string" calcext:value-type="string">
            <text:p>R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formula="of:=[.D30]*[.C30]*12" office:value-type="currency" office:currency="CAD" office:value="3600" calcext:value-type="currency">
            <text:p>$3,600.00</text:p>
          </table:table-cell>
        </table:table-row>
        <table:table-row table:style-name="ro1">
          <table:table-cell office:value-type="string" calcext:value-type="string">
            <text:p>promotional vide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formula="of:=[.D31]*[.C31]" office:value-type="currency" office:currency="CAD" office:value="600" calcext:value-type="currency">
            <text:p>$600.00</text:p>
          </table:table-cell>
        </table:table-row>
        <table:table-row table:style-name="ro1">
          <table:table-cell office:value-type="string" calcext:value-type="string">
            <text:p>special project contrac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currency" office:currency="CAD" office:value="400" calcext:value-type="currency">
            <text:p>$400.00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formula="of:=SUM([.E24:.E32])" office:value-type="currency" office:currency="CAD" office:value="37960" calcext:value-type="currency">
            <text:p>$37,960.00</text:p>
          </table:table-cell>
        </table:table-row>
        <table:table-row table:style-name="ro1" table:number-rows-repeated="4"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 table:number-columns-spanned="4" table:number-rows-spanned="1">
            <text:p>Capital costs</text:p>
          </table:table-cell>
          <table:covered-table-cell table:number-columns-repeated="3"/>
          <table:table-cell table:formula="of:=[.E12]" office:value-type="currency" office:currency="CAD" office:value="11390" calcext:value-type="currency">
            <text:p>$11,390.00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Material costs</text:p>
          </table:table-cell>
          <table:covered-table-cell table:number-columns-repeated="3"/>
          <table:table-cell table:formula="of:=[.E21]" office:value-type="currency" office:currency="CAD" office:value="2640" calcext:value-type="currency">
            <text:p>$2,640.00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Monthly recurring costs</text:p>
          </table:table-cell>
          <table:covered-table-cell table:number-columns-repeated="3"/>
          <table:table-cell table:formula="of:=[.E33]" office:value-type="currency" office:currency="CAD" office:value="37960" calcext:value-type="currency">
            <text:p>$37,960.00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formula="of:=SUM([.E38:.E40])" office:value-type="currency" office:currency="CAD" office:value="51990" calcext:value-type="currency">
            <text:p>$51,99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00-00-00</text:date>, <text:time style:data-style-name="N2" text:time-value="17:50:50.3688231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01:04:49.890036059</meta:creation-date>
    <dc:date>2018-05-09T18:13:08.238291513</dc:date>
    <meta:editing-duration>PT9H33M41S</meta:editing-duration>
    <meta:editing-cycles>25</meta:editing-cycles>
    <meta:generator>LibreOffice/5.1.6.2$Linux_X86_64 LibreOffice_project/10m0$Build-2</meta:generator>
    <meta:document-statistic meta:table-count="1" meta:cell-count="131" meta:object-count="0"/>
  </office:meta>
</office:document-meta>
</file>